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’ examen biologique</text:p>
      <text:p text:style-name="P2"><text:span text:style-name="T5">Nom du patient : </text:span><text:span text:style-name="T3">LASTNAME</text:span><text:span text:style-name="T6"><text:tab/></text:span><text:span text:style-name="T5">Prénom : </text:span><text:span text:style-name="T3">FIRSTNAME</text:span></text:p>
      <text:p text:style-name="P1"><text:span text:style-name="T5">Date de naissance : </text:span><text:span text:style-name="T3">BIRTHDATE</text:span></text:p>
      <text:p text:style-name="P4"/>
      <text:p text:style-name="P15"><text:span text:style-name="T5">Date de demande de l’examen :<text:tab/></text:span></text:p>
      <text:p text:style-name="P3"><text:span text:style-name="T5">Nom du prescripteur :<text:tab/></text:span></text:p>
      <text:p text:style-name="P3"><text:span text:style-name="T5">Nom du service prescripteur de l’examen :<text:tab/></text:span></text:p>
      <text:p text:style-name="Heading_20_2"/>
      <text:p text:style-name="Heading_20_2"><text:bookmark text:name="__DdeLink__348_19588590481"/>Numération formule sanguine</text:p>
      <text:list xml:id="list7209985986314049233" text:style-name="L1">
        <text:list-item>
          <text:p text:style-name="P17">Hématie : <text:tab/></text:p>
        </text:list-item>
        <text:list-item>
          <text:p text:style-name="P16">Hémoglobine : <text:tab/></text:p>
        </text:list-item>
      </text:list>
      <text:p text:style-name="P9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